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e925" officeooo:paragraph-rsid="000be925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officeooo:rsid="000be925" officeooo:paragraph-rsid="000be925"/>
    </style:style>
    <style:style style:name="P5" style:family="paragraph" style:parent-style-name="Text_20_body">
      <style:text-properties officeooo:rsid="001071d2" officeooo:paragraph-rsid="001071d2"/>
    </style:style>
    <style:style style:name="P6" style:family="paragraph" style:parent-style-name="Standard">
      <style:paragraph-properties fo:text-align="start" style:justify-single-word="false"/>
      <style:text-properties officeooo:rsid="00135a67" officeooo:paragraph-rsid="00135a67"/>
    </style:style>
    <style:style style:name="T1" style:family="text">
      <style:text-properties officeooo:rsid="000e6295"/>
    </style:style>
    <style:style style:name="T2" style:family="text">
      <style:text-properties officeooo:rsid="00135a67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posal for Primary Oaks</text:p>
      <text:p text:style-name="P1">by Harris Butt</text:p>
      <text:p text:style-name="P1">Center number</text:p>
      <text:p text:style-name="P1">Student i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Table of Contents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 text:protected="true">
            <text:p text:style-name="Contents_20_Heading">Table of Contents</text:p>
          </text:index-title>
          <text:p text:style-name="P2"><text:a xlink:type="simple" xlink:href="#__RefHeading___Toc1_1740972213" text:style-name="Index_20_Link" text:visited-style-name="Index_20_Link">Organisation Overview<text:tab/>3</text:a></text:p>
          <text:p text:style-name="P2"><text:a xlink:type="simple" xlink:href="#__RefHeading___Toc431_3347198415" text:style-name="Index_20_Link" text:visited-style-name="Index_20_Link">Problem Overview<text:tab/>3</text:a></text:p>
          <text:p text:style-name="P2"><text:a xlink:type="simple" xlink:href="#__RefHeading___Toc3_1740972213" text:style-name="Index_20_Link" text:visited-style-name="Index_20_Link">User Groups<text:tab/>4</text:a></text:p>
          <text:p text:style-name="P3"><text:a xlink:type="simple" xlink:href="#__RefHeading___Toc5_1740972213" text:style-name="Index_20_Link" text:visited-style-name="Index_20_Link">Patients<text:tab/>4</text:a></text:p>
          <text:p text:style-name="P3"><text:a xlink:type="simple" xlink:href="#__RefHeading___Toc7_1740972213" text:style-name="Index_20_Link" text:visited-style-name="Index_20_Link">Doctors<text:tab/>4</text:a></text:p>
          <text:p text:style-name="P3"><text:a xlink:type="simple" xlink:href="#__RefHeading___Toc9_1740972213" text:style-name="Index_20_Link" text:visited-style-name="Index_20_Link">Admin Staff<text:tab/>4</text:a></text:p>
          <text:p text:style-name="P2"><text:a xlink:type="simple" xlink:href="#__RefHeading___Toc11_1740972213" text:style-name="Index_20_Link" text:visited-style-name="Index_20_Link">Empathy Maps<text:tab/>4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h text:style-name="Heading_20_1" text:outline-level="1"><text:bookmark-start text:name="__RefHeading___Toc1_1740972213"/><text:span text:style-name="T1">Organisation </text:span>Overview<text:bookmark-end text:name="__RefHeading___Toc1_1740972213"/></text:h>
      <text:p text:style-name="P5">Primary Oaks is a local doctors surgery is transitioning to a system to create online bookings track user choices and let them create <text:span text:style-name="T2">accounts to view theses bookings</text:span></text:p>
      <text:p text:style-name="P4"/>
      <text:p text:style-name="P4"/>
      <text:p text:style-name="P4"/>
      <text:p text:style-name="P4"/>
      <text:h text:style-name="Heading_20_1" text:outline-level="1"><text:bookmark-start text:name="__RefHeading___Toc431_3347198415"/>Problem Overview<text:bookmark-end text:name="__RefHeading___Toc431_3347198415"/></text:h>
      <text:p text:style-name="P6">The problem that I have been given to solve is to create a robust and versitile system that allows users to create accounts, book appointments under thie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3_1740972213"/>User Groups<text:bookmark-end text:name="__RefHeading___Toc3_1740972213"/></text:h>
      <text:p text:style-name="P4"/>
      <text:h text:style-name="Heading_20_2" text:outline-level="2"><text:bookmark-start text:name="__RefHeading___Toc5_1740972213"/>Patients<text:bookmark-end text:name="__RefHeading___Toc5_1740972213"/></text:h>
      <text:p text:style-name="P4"/>
      <text:h text:style-name="Heading_20_2" text:outline-level="2"><text:bookmark-start text:name="__RefHeading___Toc7_1740972213"/><text:soft-page-break/>Doctors<text:bookmark-end text:name="__RefHeading___Toc7_1740972213"/></text:h>
      <text:p text:style-name="P4"/>
      <text:h text:style-name="Heading_20_2" text:outline-level="2"><text:bookmark-start text:name="__RefHeading___Toc9_1740972213"/>Admin Staff<text:bookmark-end text:name="__RefHeading___Toc9_1740972213"/></text:h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/>
      <text:h text:style-name="Heading_20_1" text:outline-level="1"><text:bookmark-start text:name="__RefHeading___Toc11_1740972213"/>Empathy Maps<text:bookmark-end text:name="__RefHeading___Toc11_1740972213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2</text:page-number><text:s/>/ <text:page-count>4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2T09:14:05.040935300</meta:creation-date>
    <dc:date>2025-10-02T14:57:28.294030800</dc:date>
    <meta:editing-duration>PT1H12M22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4" meta:paragraph-count="23" meta:word-count="106" meta:character-count="607" meta:non-whitespace-character-count="524"/>
  </office:meta>
</office:document-meta>
</file>